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5.431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3.602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046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8003" number:language="en" number:country="IN">
      <number:number number:decimal-places="0" number:min-integer-digits="1" number:grouping="true"/>
    </number:number-style>
    <number:date-style style:name="N8033" number:language="en" number:country="IN" number:automatic-order="true">
      <number:day number:style="long"/>
      <number:text>/</number:text>
      <number:month number:textual="true"/>
    </number:date-style>
    <number:date-style style:name="N8037" number:language="en" number:country="IN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95b3d7"/>
      <style:text-properties fo:color="#10243e" style:text-outline="false" style:text-line-through-styl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e6b9b8"/>
      <style:text-properties fo:color="#40315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95b3d7"/>
      <style:text-properties fo:color="#10243e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8eb4e3"/>
      <style:text-properties fo:color="#10243e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95b3d7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10243e" style:text-outline="false" style:text-line-through-style="none" style:font-name="Arial Black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Excel_20_Built-in_20_Normal">
      <style:text-properties style:font-name="Calibri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2" style:family="table-cell" style:parent-style-name="Excel_20_Built-in_20_Normal" style:data-style-name="N8003"/>
    <style:style style:name="ce13" style:family="table-cell" style:parent-style-name="Excel_20_Built-in_20_Normal">
      <style:table-cell-properties fo:background-color="#8eb4e3"/>
      <style:text-properties fo:color="#10243e" style:text-outline="false" style:text-line-through-styl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8033"/>
    <style:style style:name="ce15" style:family="table-cell" style:parent-style-name="Excel_20_Built-in_20_Normal" style:data-style-name="N8037"/>
    <style:style style:name="ce16" style:family="table-cell" style:parent-style-name="Excel_20_Built-in_20_Normal">
      <style:text-properties fo:color="#10243e" style:text-outline="false" style:text-line-through-styl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4"/>
        <table:table-column table:style-name="co3" table:default-cell-style-name="ce7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1" table:number-columns-repeated="1017" table:default-cell-style-name="Excel_20_Built-in_20_Normal"/>
        <table:table-row table:style-name="ro3">
          <table:table-cell table:style-name="ce1"/>
          <table:table-cell table:style-name="ce3"/>
          <table:table-cell table:style-name="ce5"/>
          <table:table-cell table:style-name="ce9" office:value-type="string">
            <text:p>Sculpture Data</text:p>
          </table:table-cell>
          <table:table-cell table:style-name="ce1" table:number-columns-repeated="3"/>
          <table:table-cell table:style-name="ce13"/>
          <table:table-cell table:style-name="ce16" table:number-columns-repeated="1016"/>
        </table:table-row>
        <table:table-row table:style-name="ro2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S. No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Size (in inches)</text:p>
          </table:table-cell>
          <table:table-cell table:style-name="ce2" office:value-type="string">
            <text:p>Price (in Rupees)</text:p>
          </table:table-cell>
          <table:table-cell table:style-name="ce2" office:value-type="string">
            <text:p>Gallery</text:p>
          </table:table-cell>
          <table:table-cell table:style-name="ce2" office:value-type="string">
            <text:p>Addition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available</text:p>
          </table:table-cell>
          <table:table-cell table:style-name="ce2" table:number-columns-repeated="101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Balanced Pleasures</text:p>
          </table:table-cell>
          <table:table-cell office:value-type="string">
            <text:p>Bronze &amp; Steel</text:p>
          </table:table-cell>
          <table:table-cell office:value-type="string">
            <text:p>38x24x16</text:p>
          </table:table-cell>
          <table:table-cell table:number-columns-repeated="3"/>
          <table:table-cell office:value-type="float" office:value="2020">
            <text:p>2020</text:p>
          </table:table-cell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Beyond Heaven &amp; Earth</text:p>
          </table:table-cell>
          <table:table-cell office:value-type="string">
            <text:p>Bronze &amp; Steel</text:p>
          </table:table-cell>
          <table:table-cell office:value-type="string">
            <text:p>48x24x18</text:p>
          </table:table-cell>
          <table:table-cell table:style-name="ce11" office:value-type="float" office:value="500000">
            <text:p>500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The Child Hero</text:p>
          </table:table-cell>
          <table:table-cell office:value-type="string">
            <text:p>Bronze &amp; Steel</text:p>
          </table:table-cell>
          <table:table-cell office:value-type="string">
            <text:p>72''x30''x16''</text:p>
          </table:table-cell>
          <table:table-cell office:value-type="float" office:value="600000">
            <text:p>600000</text:p>
          </table:table-cell>
          <table:table-cell table:number-columns-repeated="2"/>
          <table:table-cell office:value-type="float" office:value="2020">
            <text:p>202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Dhol</text:p>
          </table:table-cell>
          <table:table-cell office:value-type="string">
            <text:p>Fibre</text:p>
          </table:table-cell>
          <table:table-cell office:value-type="string">
            <text:p>65”x35”x32”</text:p>
          </table:table-cell>
          <table:table-cell office:value-type="float" office:value="220000">
            <text:p>220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Dream Chaser</text:p>
          </table:table-cell>
          <table:table-cell office:value-type="string">
            <text:p>Bronze &amp; Steel</text:p>
          </table:table-cell>
          <table:table-cell office:value-type="string">
            <text:p>40''x17''x17''</text:p>
          </table:table-cell>
          <table:table-cell office:value-type="float" office:value="250000">
            <text:p>250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Ehsas 1(standing)</text:p>
          </table:table-cell>
          <table:table-cell table:style-name="ce10" office:value-type="string">
            <text:p>Bronze &amp; Steel</text:p>
          </table:table-cell>
          <table:table-cell office:value-type="string">
            <text:p>45''x32''x12''</text:p>
          </table:table-cell>
          <table:table-cell office:value-type="float" office:value="560000">
            <text:p>560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Ehsas 2(kissing)</text:p>
          </table:table-cell>
          <table:table-cell table:style-name="ce10" office:value-type="string">
            <text:p>Bronze &amp; Steel</text:p>
          </table:table-cell>
          <table:table-cell office:value-type="string">
            <text:p>24''x33''x6''</text:p>
          </table:table-cell>
          <table:table-cell office:value-type="float" office:value="755000">
            <text:p>755000</text:p>
          </table:table-cell>
          <table:table-cell table:number-columns-repeated="2"/>
          <table:table-cell table:style-name="ce10"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Ehsas 3(sleeping)</text:p>
          </table:table-cell>
          <table:table-cell table:style-name="ce10" office:value-type="string">
            <text:p>Bronze &amp; Steel</text:p>
          </table:table-cell>
          <table:table-cell office:value-type="string">
            <text:p>28''x68''x18''</text:p>
          </table:table-cell>
          <table:table-cell office:value-type="float" office:value="800000">
            <text:p>800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eathered Friends</text:p>
          </table:table-cell>
          <table:table-cell office:value-type="string">
            <text:p>Bronze &amp; Iron</text:p>
          </table:table-cell>
          <table:table-cell office:value-type="string">
            <text:p>22x24x15</text:p>
          </table:table-cell>
          <table:table-cell office:value-type="string">
            <text:p>1,70,000 <text:s text:c="2"/></text:p>
          </table:table-cell>
          <table:table-cell office:value-type="string">
            <text:p>arushi</text:p>
          </table:table-cell>
          <table:table-cell table:style-name="ce14" office:value-type="string">
            <text:p><text:s/>1/6</text:p>
          </table:table-cell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Flight of Fantasy</text:p>
          </table:table-cell>
          <table:table-cell office:value-type="string">
            <text:p>Fibre</text:p>
          </table:table-cell>
          <table:table-cell office:value-type="string">
            <text:p>48x33x16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Cosmic Energy</text:p>
          </table:table-cell>
          <table:table-cell office:value-type="string">
            <text:p>Bronze</text:p>
          </table:table-cell>
          <table:table-cell office:value-type="string">
            <text:p>15x9x6</text:p>
          </table:table-cell>
          <table:table-cell table:style-name="ce12" office:value-type="float" office:value="55000">
            <text:p>55,000</text:p>
          </table:table-cell>
          <table:table-cell/>
          <table:table-cell table:style-name="ce14" office:value-type="string">
            <text:p><text:s/>1/2</text:p>
          </table:table-cell>
          <table:table-cell/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Ganga</text:p>
          </table:table-cell>
          <table:table-cell table:number-columns-repeated="3"/>
          <table:table-cell office:value-type="string">
            <text:p>samanway art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High as a Kite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Illusion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Invisible Bonudaries</text:p>
          </table:table-cell>
          <table:table-cell office:value-type="string">
            <text:p>Bronze &amp; Steel</text:p>
          </table:table-cell>
          <table:table-cell office:value-type="string">
            <text:p>33x46x17</text:p>
          </table:table-cell>
          <table:table-cell table:style-name="ce11" office:value-type="float" office:value="333000">
            <text:p>333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Joy of the Game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Krishna</text:p>
          </table:table-cell>
          <table:table-cell office:value-type="string">
            <text:p>Fibre/Bronze</text:p>
          </table:table-cell>
          <table:table-cell office:value-type="string">
            <text:p>25x14x6</text:p>
          </table:table-cell>
          <table:table-cell office:value-type="string">
            <text:p>29,000/5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The Lost Kingdom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Lost Playing Fields</text:p>
          </table:table-cell>
          <table:table-cell office:value-type="string">
            <text:p>Bronze &amp; Steel</text:p>
          </table:table-cell>
          <table:table-cell office:value-type="string">
            <text:p>47''x27''x12''</text:p>
          </table:table-cell>
          <table:table-cell office:value-type="string">
            <text:p>3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Nirvana</text:p>
          </table:table-cell>
          <table:table-cell office:value-type="string">
            <text:p>Fibre</text:p>
          </table:table-cell>
          <table:table-cell office:value-type="string">
            <text:p>54x28x28</text:p>
          </table:table-cell>
          <table:table-cell table:style-name="ce11" office:value-type="float" office:value="120000">
            <text:p>120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Projected Longings</text:p>
          </table:table-cell>
          <table:table-cell office:value-type="string">
            <text:p>Bronze</text:p>
          </table:table-cell>
          <table:table-cell office:value-type="string">
            <text:p>27x7x5</text:p>
          </table:table-cell>
          <table:table-cell table:style-name="ce12" office:value-type="float" office:value="55000">
            <text:p>55,000</text:p>
          </table:table-cell>
          <table:table-cell/>
          <table:table-cell table:style-name="ce14" office:value-type="string">
            <text:p>\1/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Revolving Hearbeats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Rythmic Balance (Small)</text:p>
          </table:table-cell>
          <table:table-cell office:value-type="string">
            <text:p>Fibreglass/Bronze</text:p>
          </table:table-cell>
          <table:table-cell office:value-type="string">
            <text:p>16x24x14 / 24x9x6</text:p>
          </table:table-cell>
          <table:table-cell office:value-type="string">
            <text:p>36,000 (B)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Shadow of the Enlightened </text:p>
          </table:table-cell>
          <table:table-cell office:value-type="string">
            <text:p>Bronze &amp;Steel</text:p>
          </table:table-cell>
          <table:table-cell office:value-type="string">
            <text:p>64''x30''x15</text:p>
          </table:table-cell>
          <table:table-cell office:value-type="string">
            <text:p>3,1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Steps of Generation</text:p>
          </table:table-cell>
          <table:table-cell office:value-type="string">
            <text:p>Bronze &amp; Iron</text:p>
          </table:table-cell>
          <table:table-cell office:value-type="string">
            <text:p>36x12x9</text:p>
          </table:table-cell>
          <table:table-cell office:value-type="string">
            <text:p>1,60,000</text:p>
          </table:table-cell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Take Off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Tending Her Flock</text:p>
          </table:table-cell>
          <table:table-cell office:value-type="string">
            <text:p>Bronze</text:p>
          </table:table-cell>
          <table:table-cell office:value-type="string">
            <text:p>27''x20''x12''</text:p>
          </table:table-cell>
          <table:table-cell office:value-type="string">
            <text:p>1,55,000</text:p>
          </table:table-cell>
          <table:table-cell office:value-type="string">
            <text:p>sumeeta chopra</text:p>
          </table:table-cell>
          <table:table-cell table:style-name="ce14" office:value-type="string">
            <text:p>/1/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The First Touch</text:p>
          </table:table-cell>
          <table:table-cell office:value-type="string">
            <text:p>Bronze &amp; Steel</text:p>
          </table:table-cell>
          <table:table-cell office:value-type="string">
            <text:p>34''x30''x24''</text:p>
          </table:table-cell>
          <table:table-cell office:value-type="string">
            <text:p>5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Triumph of Love</text:p>
          </table:table-cell>
          <table:table-cell office:value-type="string">
            <text:p>Bronze &amp; Steel</text:p>
          </table:table-cell>
          <table:table-cell/>
          <table:table-cell office:value-type="string">
            <text:p>9,30,000</text:p>
          </table:table-cell>
          <table:table-cell office:value-type="string">
            <text:p>chawla art 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Yogic Concentration</text:p>
          </table:table-cell>
          <table:table-cell office:value-type="string">
            <text:p>Bronze</text:p>
          </table:table-cell>
          <table:table-cell office:value-type="string">
            <text:p>31x16x11</text:p>
          </table:table-cell>
          <table:table-cell table:style-name="ce12" office:value-type="float" office:value="80000">
            <text:p>80,000</text:p>
          </table:table-cell>
          <table:table-cell office:value-type="string">
            <text:p>arushi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string">
            <text:p>A Tribute to MJ</text:p>
          </table:table-cell>
          <table:table-cell office:value-type="string">
            <text:p>Bronze</text:p>
          </table:table-cell>
          <table:table-cell office:value-type="string">
            <text:p>12x7x5</text:p>
          </table:table-cell>
          <table:table-cell table:style-name="ce12" office:value-type="float" office:value="20000">
            <text:p>2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string">
            <text:p>Soaring to the Heaven</text:p>
          </table:table-cell>
          <table:table-cell office:value-type="string">
            <text:p>Fibre/Bronze</text:p>
          </table:table-cell>
          <table:table-cell office:value-type="string">
            <text:p>36x14x11</text:p>
          </table:table-cell>
          <table:table-cell office:value-type="string">
            <text:p>21,000/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string">
            <text:p>Bubbles of Love</text:p>
          </table:table-cell>
          <table:table-cell office:value-type="string">
            <text:p>Fibre</text:p>
          </table:table-cell>
          <table:table-cell office:value-type="string">
            <text:p>36x13x15</text:p>
          </table:table-cell>
          <table:table-cell table:style-name="ce12" office:value-type="float" office:value="66500">
            <text:p>66,5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8" office:value-type="string">
            <text:p>Ultimate Sublimation</text:p>
          </table:table-cell>
          <table:table-cell office:value-type="string">
            <text:p>Fibreglass</text:p>
          </table:table-cell>
          <table:table-cell office:value-type="string">
            <text:p>18x14x7</text:p>
          </table:table-cell>
          <table:table-cell table:style-name="ce12" office:value-type="float" office:value="27000">
            <text:p>27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string">
            <text:p>Daphli Wale</text:p>
          </table:table-cell>
          <table:table-cell office:value-type="string">
            <text:p>Fibre &amp; Steel</text:p>
          </table:table-cell>
          <table:table-cell office:value-type="string">
            <text:p>23x16x16</text:p>
          </table:table-cell>
          <table:table-cell table:style-name="ce12" office:value-type="float" office:value="50000">
            <text:p>5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6">
            <text:p>36</text:p>
          </table:table-cell>
          <table:table-cell table:style-name="ce8" office:value-type="string">
            <text:p>Awakened Feelings</text:p>
          </table:table-cell>
          <table:table-cell office:value-type="string">
            <text:p>Fibre &amp; Steel</text:p>
          </table:table-cell>
          <table:table-cell office:value-type="string">
            <text:p>34x13x15</text:p>
          </table:table-cell>
          <table:table-cell table:style-name="ce12" office:value-type="float" office:value="43000">
            <text:p>43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string">
            <text:p>Bodhisatva</text:p>
          </table:table-cell>
          <table:table-cell office:value-type="string">
            <text:p>Fibre</text:p>
          </table:table-cell>
          <table:table-cell office:value-type="string">
            <text:p>22x15x8</text:p>
          </table:table-cell>
          <table:table-cell table:style-name="ce12" office:value-type="float" office:value="30000">
            <text:p>3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8" office:value-type="string">
            <text:p>Srijan</text:p>
          </table:table-cell>
          <table:table-cell office:value-type="string">
            <text:p>Bronze</text:p>
          </table:table-cell>
          <table:table-cell office:value-type="string">
            <text:p>20x4x3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string">
            <text:p>Kissing Horizons</text:p>
          </table:table-cell>
          <table:table-cell office:value-type="string">
            <text:p>Bronze</text:p>
          </table:table-cell>
          <table:table-cell office:value-type="string">
            <text:p>41x9x6</text:p>
          </table:table-cell>
          <table:table-cell table:style-name="ce12" office:value-type="string">
            <text:p>1,2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8" office:value-type="string">
            <text:p>Love Birds</text:p>
          </table:table-cell>
          <table:table-cell office:value-type="string">
            <text:p>Fibre</text:p>
          </table:table-cell>
          <table:table-cell office:value-type="string">
            <text:p>33x18x10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Hopeful Heavens</text:p>
          </table:table-cell>
          <table:table-cell office:value-type="string">
            <text:p>Bronze</text:p>
          </table:table-cell>
          <table:table-cell office:value-type="string">
            <text:p>22x9x9</text:p>
          </table:table-cell>
          <table:table-cell table:style-name="ce12" office:value-type="float" office:value="50000">
            <text:p>5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string">
            <text:p>Exhuberance</text:p>
          </table:table-cell>
          <table:table-cell office:value-type="string">
            <text:p>Fibre/Bronze</text:p>
          </table:table-cell>
          <table:table-cell office:value-type="string">
            <text:p>20x20x12</text:p>
          </table:table-cell>
          <table:table-cell office:value-type="string">
            <text:p>15,000/3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string">
            <text:p>The Waiting Door</text:p>
          </table:table-cell>
          <table:table-cell office:value-type="string">
            <text:p>Fibre</text:p>
          </table:table-cell>
          <table:table-cell office:value-type="string">
            <text:p>21x17x13</text:p>
          </table:table-cell>
          <table:table-cell table:style-name="ce12" office:value-type="float" office:value="20000">
            <text:p>2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string">
            <text:p>Mother and Child</text:p>
          </table:table-cell>
          <table:table-cell office:value-type="string">
            <text:p>Fibre</text:p>
          </table:table-cell>
          <table:table-cell office:value-type="string">
            <text:p>17x5x6</text:p>
          </table:table-cell>
          <table:table-cell table:style-name="ce12" office:value-type="float" office:value="9000">
            <text:p>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string">
            <text:p>The Woman</text:p>
          </table:table-cell>
          <table:table-cell office:value-type="string">
            <text:p>Fibre</text:p>
          </table:table-cell>
          <table:table-cell office:value-type="string">
            <text:p>17x5x6</text:p>
          </table:table-cell>
          <table:table-cell table:style-name="ce12" office:value-type="float" office:value="6000">
            <text:p>6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string">
            <text:p>Lovers</text:p>
          </table:table-cell>
          <table:table-cell office:value-type="string">
            <text:p>Bronze</text:p>
          </table:table-cell>
          <table:table-cell office:value-type="string">
            <text:p>12x4x5</text:p>
          </table:table-cell>
          <table:table-cell table:style-name="ce12" office:value-type="float" office:value="10000">
            <text:p>1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string">
            <text:p>Reaching Out</text:p>
          </table:table-cell>
          <table:table-cell office:value-type="string">
            <text:p>Fibre</text:p>
          </table:table-cell>
          <table:table-cell office:value-type="string">
            <text:p>17x8x4</text:p>
          </table:table-cell>
          <table:table-cell table:style-name="ce12" office:value-type="float" office:value="9000">
            <text:p>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string">
            <text:p>Triad</text:p>
          </table:table-cell>
          <table:table-cell office:value-type="string">
            <text:p>Fibre</text:p>
          </table:table-cell>
          <table:table-cell office:value-type="string">
            <text:p>18x9x6</text:p>
          </table:table-cell>
          <table:table-cell table:style-name="ce12" office:value-type="float" office:value="18000">
            <text:p>1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string">
            <text:p>Myriad Moods</text:p>
          </table:table-cell>
          <table:table-cell office:value-type="string">
            <text:p>Fibre</text:p>
          </table:table-cell>
          <table:table-cell office:value-type="string">
            <text:p>11x7x6</text:p>
          </table:table-cell>
          <table:table-cell table:style-name="ce12" office:value-type="float" office:value="8000">
            <text:p>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string">
            <text:p>In Tune (Couple)</text:p>
          </table:table-cell>
          <table:table-cell office:value-type="string">
            <text:p>Fibre/Bronze</text:p>
          </table:table-cell>
          <table:table-cell office:value-type="string">
            <text:p>16x9x7</text:p>
          </table:table-cell>
          <table:table-cell office:value-type="string">
            <text:p>22,000/4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string">
            <text:p>The Power Balance</text:p>
          </table:table-cell>
          <table:table-cell office:value-type="string">
            <text:p>Fibre</text:p>
          </table:table-cell>
          <table:table-cell office:value-type="string">
            <text:p>19x10x16</text:p>
          </table:table-cell>
          <table:table-cell table:style-name="ce12" office:value-type="float" office:value="22000">
            <text:p>22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string">
            <text:p>Reaching Out (Bronze)</text:p>
          </table:table-cell>
          <table:table-cell office:value-type="string">
            <text:p>Bronze</text:p>
          </table:table-cell>
          <table:table-cell office:value-type="string">
            <text:p>17x8x4</text:p>
          </table:table-cell>
          <table:table-cell table:style-name="ce12" office:value-type="float" office:value="25000">
            <text:p>2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string">
            <text:p>Ready to Take Off - 1</text:p>
          </table:table-cell>
          <table:table-cell office:value-type="string">
            <text:p>Fibre/Bronze</text:p>
          </table:table-cell>
          <table:table-cell office:value-type="string">
            <text:p>26x22x9</text:p>
          </table:table-cell>
          <table:table-cell office:value-type="string">
            <text:p>25,000/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string">
            <text:p>Ready to Take Off - 2</text:p>
          </table:table-cell>
          <table:table-cell office:value-type="string">
            <text:p>Fibre</text:p>
          </table:table-cell>
          <table:table-cell office:value-type="string">
            <text:p>26x34x10</text:p>
          </table:table-cell>
          <table:table-cell table:style-name="ce12" office:value-type="float" office:value="25000">
            <text:p>2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string">
            <text:p>Kite Runner</text:p>
          </table:table-cell>
          <table:table-cell office:value-type="string">
            <text:p>Fibre</text:p>
          </table:table-cell>
          <table:table-cell office:value-type="string">
            <text:p>32x33x13</text:p>
          </table:table-cell>
          <table:table-cell table:style-name="ce12" office:value-type="float" office:value="60000">
            <text:p>6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string">
            <text:p>A Prayer of Peace (Big/Small)</text:p>
          </table:table-cell>
          <table:table-cell office:value-type="string">
            <text:p>Bronze</text:p>
          </table:table-cell>
          <table:table-cell office:value-type="string">
            <text:p>17x11x9 / 9x8x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string">
            <text:p>Wonderment</text:p>
          </table:table-cell>
          <table:table-cell office:value-type="string">
            <text:p>Fibre</text:p>
          </table:table-cell>
          <table:table-cell office:value-type="string">
            <text:p>32x14x14</text:p>
          </table:table-cell>
          <table:table-cell table:style-name="ce12" office:value-type="float" office:value="28000">
            <text:p>2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string">
            <text:p>Flight of Pigeons</text:p>
          </table:table-cell>
          <table:table-cell office:value-type="string">
            <text:p>Mix Media</text:p>
          </table:table-cell>
          <table:table-cell office:value-type="string">
            <text:p>9x4x6 Feet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string">
            <text:p>Mission Accomplished</text:p>
          </table:table-cell>
          <table:table-cell office:value-type="string">
            <text:p>Fibre</text:p>
          </table:table-cell>
          <table:table-cell office:value-type="string">
            <text:p>55x30.5</text:p>
          </table:table-cell>
          <table:table-cell table:style-name="ce12" office:value-type="float" office:value="39000">
            <text:p>3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string">
            <text:p>Heaven &amp; Earth</text:p>
          </table:table-cell>
          <table:table-cell office:value-type="string">
            <text:p>Fibre</text:p>
          </table:table-cell>
          <table:table-cell office:value-type="string">
            <text:p>36x30</text:p>
          </table:table-cell>
          <table:table-cell table:style-name="ce12" office:value-type="float" office:value="29000">
            <text:p>2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string">
            <text:p>Creator (old)</text:p>
          </table:table-cell>
          <table:table-cell office:value-type="string">
            <text:p>Fibre</text:p>
          </table:table-cell>
          <table:table-cell office:value-type="string">
            <text:p>11x13x6</text:p>
          </table:table-cell>
          <table:table-cell table:style-name="ce12" office:value-type="float" office:value="15000">
            <text:p>1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string">
            <text:p>Dancing Girl</text:p>
          </table:table-cell>
          <table:table-cell office:value-type="string">
            <text:p>Bronze</text:p>
          </table:table-cell>
          <table:table-cell office:value-type="string">
            <text:p>23x9x6</text:p>
          </table:table-cell>
          <table:table-cell table:style-name="ce12" office:value-type="float" office:value="36000">
            <text:p>36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3">
            <text:p>63</text:p>
          </table:table-cell>
          <table:table-cell table:style-name="ce8" office:value-type="string">
            <text:p>Glimpse of Wisdom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8" office:value-type="string">
            <text:p>Dholwala</text:p>
          </table:table-cell>
          <table:table-cell office:value-type="string">
            <text:p>Bronze</text:p>
          </table:table-cell>
          <table:table-cell office:value-type="string">
            <text:p>37''x43''x20''</text:p>
          </table:table-cell>
          <table:table-cell office:value-type="string">
            <text:p>3'70'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string">
            <text:p>Catch it (Gilli Danda)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string">
            <text:p>Spell of Love</text:p>
          </table:table-cell>
          <table:table-cell office:value-type="string">
            <text:p>Fibre</text:p>
          </table:table-cell>
          <table:table-cell office:value-type="string">
            <text:p>66x36x24</text:p>
          </table:table-cell>
          <table:table-cell table:style-name="ce11" office:value-type="float" office:value="155000">
            <text:p>155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string">
            <text:p>Song of Reflection</text:p>
          </table:table-cell>
          <table:table-cell office:value-type="string">
            <text:p>Fibre</text:p>
          </table:table-cell>
          <table:table-cell office:value-type="string">
            <text:p>33x34x18</text:p>
          </table:table-cell>
          <table:table-cell office:value-type="string">
            <text:p>1,3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string">
            <text:p>Joyful Flight</text:p>
          </table:table-cell>
          <table:table-cell office:value-type="string">
            <text:p>fiber</text:p>
          </table:table-cell>
          <table:table-cell office:value-type="string">
            <text:p>30''x96''x36''</text:p>
          </table:table-cell>
          <table:table-cell office:value-type="string">
            <text:p>2,30,000</text:p>
          </table:table-cell>
          <table:table-cell office:value-type="string">
            <text:p>chawla art 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9">
            <text:p>69</text:p>
          </table:table-cell>
          <table:table-cell office:value-type="string">
            <text:p>Cumulative Pride</text:p>
          </table:table-cell>
          <table:table-cell office:value-type="string">
            <text:p>Bronze &amp; Iron</text:p>
          </table:table-cell>
          <table:table-cell office:value-type="string">
            <text:p>61x29x21</text:p>
          </table:table-cell>
          <table:table-cell office:value-type="string">
            <text:p>12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0">
            <text:p>70</text:p>
          </table:table-cell>
          <table:table-cell office:value-type="string">
            <text:p>Reflection of Genesis</text:p>
          </table:table-cell>
          <table:table-cell office:value-type="string">
            <text:p>Bronze &amp; Iron</text:p>
          </table:table-cell>
          <table:table-cell office:value-type="string">
            <text:p>40x14x20</text:p>
          </table:table-cell>
          <table:table-cell office:value-type="string">
            <text:p>12,00,000</text:p>
          </table:table-cell>
          <table:table-cell table:number-columns-repeated="2"/>
          <table:table-cell office:value-type="float" office:value="2020">
            <text:p>202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1">
            <text:p>71</text:p>
          </table:table-cell>
          <table:table-cell office:value-type="string">
            <text:p>Champa</text:p>
          </table:table-cell>
          <table:table-cell office:value-type="string">
            <text:p>Bronze</text:p>
          </table:table-cell>
          <table:table-cell table:number-columns-repeated="2"/>
          <table:table-cell office:value-type="string">
            <text:p>arushi</text:p>
          </table:table-cell>
          <table:table-cell/>
          <table:table-cell office:value-type="float" office:value="2020">
            <text:p>202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2">
            <text:p>72</text:p>
          </table:table-cell>
          <table:table-cell office:value-type="string">
            <text:p>Take Me High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3">
            <text:p>73</text:p>
          </table:table-cell>
          <table:table-cell office:value-type="string">
            <text:p>The Force</text:p>
          </table:table-cell>
          <table:table-cell office:value-type="string">
            <text:p>Fibre &amp; Steel</text:p>
          </table:table-cell>
          <table:table-cell office:value-type="string">
            <text:p>60x3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4">
            <text:p>74</text:p>
          </table:table-cell>
          <table:table-cell office:value-type="string">
            <text:p>The Rhythm &amp; the Pulse</text:p>
          </table:table-cell>
          <table:table-cell office:value-type="string">
            <text:p>Bronze</text:p>
          </table:table-cell>
          <table:table-cell office:value-type="string">
            <text:p>52x34x8</text:p>
          </table:table-cell>
          <table:table-cell office:value-type="string">
            <text:p>2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5">
            <text:p>75</text:p>
          </table:table-cell>
          <table:table-cell office:value-type="string">
            <text:p>Catch me if You Can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6">
            <text:p>76</text:p>
          </table:table-cell>
          <table:table-cell office:value-type="string">
            <text:p>Flight of Fantasy</text:p>
          </table:table-cell>
          <table:table-cell office:value-type="string">
            <text:p>Fibreglass</text:p>
          </table:table-cell>
          <table:table-cell office:value-type="string">
            <text:p>48x33x16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7">
            <text:p>77</text:p>
          </table:table-cell>
          <table:table-cell table:style-name="ce8" office:value-type="string">
            <text:p>Hypnotic Trance</text:p>
          </table:table-cell>
          <table:table-cell office:value-type="string">
            <text:p>Fibreglass</text:p>
          </table:table-cell>
          <table:table-cell office:value-type="string">
            <text:p>23x18x8</text:p>
          </table:table-cell>
          <table:table-cell table:style-name="ce12" office:value-type="float" office:value="25000">
            <text:p>2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>
            <text:p>78</text:p>
          </table:table-cell>
          <table:table-cell table:style-name="ce8" office:value-type="string">
            <text:p>Messenger of Peace</text:p>
          </table:table-cell>
          <table:table-cell office:value-type="string">
            <text:p>Bronze</text:p>
          </table:table-cell>
          <table:table-cell office:value-type="string">
            <text:p>27x7x7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9">
            <text:p>79</text:p>
          </table:table-cell>
          <table:table-cell office:value-type="string">
            <text:p>Ballerina (Gymnast)</text:p>
          </table:table-cell>
          <table:table-cell office:value-type="string">
            <text:p>Fibreglass</text:p>
          </table:table-cell>
          <table:table-cell office:value-type="string">
            <text:p>25x8x21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string">
            <text:p>Pyar Hua Iqrar Hua</text:p>
          </table:table-cell>
          <table:table-cell office:value-type="string">
            <text:p>Bronze</text:p>
          </table:table-cell>
          <table:table-cell office:value-type="string">
            <text:p>30x16x12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Garden of Eden</text:p>
          </table:table-cell>
          <table:table-cell office:value-type="string">
            <text:p>Fibreglass</text:p>
          </table:table-cell>
          <table:table-cell office:value-type="string">
            <text:p>108x52x48</text:p>
          </table:table-cell>
          <table:table-cell office:value-type="string">
            <text:p>3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2">
            <text:p>82</text:p>
          </table:table-cell>
          <table:table-cell office:value-type="string">
            <text:p>Juggler</text:p>
          </table:table-cell>
          <table:table-cell office:value-type="string">
            <text:p>Fibre &amp; Steel</text:p>
          </table:table-cell>
          <table:table-cell office:value-type="string">
            <text:p>36x16x12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3">
            <text:p>83</text:p>
          </table:table-cell>
          <table:table-cell office:value-type="string">
            <text:p>Life Force</text:p>
          </table:table-cell>
          <table:table-cell office:value-type="string">
            <text:p>Bronze</text:p>
          </table:table-cell>
          <table:table-cell office:value-type="string">
            <text:p>36x10x6</text:p>
          </table:table-cell>
          <table:table-cell table:style-name="ce12" office:value-type="float" office:value="50000">
            <text:p>5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4">
            <text:p>84</text:p>
          </table:table-cell>
          <table:table-cell office:value-type="string">
            <text:p>Life Within</text:p>
          </table:table-cell>
          <table:table-cell office:value-type="string">
            <text:p>Bronze</text:p>
          </table:table-cell>
          <table:table-cell office:value-type="string">
            <text:p>20x4x3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5">
            <text:p>85</text:p>
          </table:table-cell>
          <table:table-cell office:value-type="string">
            <text:p>A Prayer of Peace 2</text:p>
          </table:table-cell>
          <table:table-cell office:value-type="string">
            <text:p>Fibre/Bronze</text:p>
          </table:table-cell>
          <table:table-cell office:value-type="string">
            <text:p>13x9.5x7</text:p>
          </table:table-cell>
          <table:table-cell office:value-type="string">
            <text:p>22,000/4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6">
            <text:p>86</text:p>
          </table:table-cell>
          <table:table-cell office:value-type="string">
            <text:p>Rythmic Balance (Big)</text:p>
          </table:table-cell>
          <table:table-cell office:value-type="string">
            <text:p>Fibre</text:p>
          </table:table-cell>
          <table:table-cell office:value-type="string">
            <text:p>60x24x14</text:p>
          </table:table-cell>
          <table:table-cell table:style-name="ce12" office:value-type="float" office:value="90000">
            <text:p>9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7">
            <text:p>87</text:p>
          </table:table-cell>
          <table:table-cell office:value-type="string">
            <text:p>The Force</text:p>
          </table:table-cell>
          <table:table-cell office:value-type="string">
            <text:p>Fibre &amp; Steel</text:p>
          </table:table-cell>
          <table:table-cell office:value-type="string">
            <text:p>60x36</text:p>
          </table:table-cell>
          <table:table-cell table:style-name="ce11" office:value-type="string">
            <text:p>1,1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8">
            <text:p>88</text:p>
          </table:table-cell>
          <table:table-cell office:value-type="string">
            <text:p>Ecstatic Embrace</text:p>
          </table:table-cell>
          <table:table-cell office:value-type="string">
            <text:p>Fibre</text:p>
          </table:table-cell>
          <table:table-cell office:value-type="string">
            <text:p>48x12x19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9">
            <text:p>89</text:p>
          </table:table-cell>
          <table:table-cell office:value-type="string">
            <text:p>Drumbeats</text:p>
          </table:table-cell>
          <table:table-cell office:value-type="string">
            <text:p>Bronze</text:p>
          </table:table-cell>
          <table:table-cell office:value-type="string">
            <text:p>15x9x5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string">
            <text:p>Fly With Me</text:p>
          </table:table-cell>
          <table:table-cell office:value-type="string">
            <text:p>Bronze</text:p>
          </table:table-cell>
          <table:table-cell office:value-type="string">
            <text:p>33x11x12</text:p>
          </table:table-cell>
          <table:table-cell table:style-name="ce12" office:value-type="float" office:value="60000">
            <text:p>6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1">
            <text:p>91</text:p>
          </table:table-cell>
          <table:table-cell table:style-name="ce8" office:value-type="string">
            <text:p>Chariot of Fire</text:p>
          </table:table-cell>
          <table:table-cell office:value-type="string">
            <text:p>Bronze</text:p>
          </table:table-cell>
          <table:table-cell office:value-type="string">
            <text:p>35x11x18</text:p>
          </table:table-cell>
          <table:table-cell table:style-name="ce12" office:value-type="float" office:value="58000">
            <text:p>5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string">
            <text:p>Triumph <text:s/></text:p>
          </table:table-cell>
          <table:table-cell office:value-type="string">
            <text:p>Fibre</text:p>
          </table:table-cell>
          <table:table-cell office:value-type="string">
            <text:p>44x15x10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3">
            <text:p>93</text:p>
          </table:table-cell>
          <table:table-cell office:value-type="string">
            <text:p>The Muse</text:p>
          </table:table-cell>
          <table:table-cell office:value-type="string">
            <text:p>Fibre</text:p>
          </table:table-cell>
          <table:table-cell office:value-type="string">
            <text:p>39x23x13</text:p>
          </table:table-cell>
          <table:table-cell table:style-name="ce12" office:value-type="float" office:value="40000">
            <text:p>4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4">
            <text:p>94</text:p>
          </table:table-cell>
          <table:table-cell office:value-type="string">
            <text:p>Mirrored Heartbeats</text:p>
          </table:table-cell>
          <table:table-cell office:value-type="string">
            <text:p>Fibre</text:p>
          </table:table-cell>
          <table:table-cell office:value-type="string">
            <text:p>26x24x6</text:p>
          </table:table-cell>
          <table:table-cell table:style-name="ce12" office:value-type="float" office:value="33000">
            <text:p>33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5">
            <text:p>95</text:p>
          </table:table-cell>
          <table:table-cell table:style-name="ce8" office:value-type="string">
            <text:p>Invocation</text:p>
          </table:table-cell>
          <table:table-cell office:value-type="string">
            <text:p>Fibre</text:p>
          </table:table-cell>
          <table:table-cell office:value-type="string">
            <text:p>24x26x6</text:p>
          </table:table-cell>
          <table:table-cell table:style-name="ce12" office:value-type="float" office:value="22000">
            <text:p>22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6">
            <text:p>96</text:p>
          </table:table-cell>
          <table:table-cell office:value-type="string">
            <text:p>The Playful Breeze</text:p>
          </table:table-cell>
          <table:table-cell office:value-type="string">
            <text:p>Fibre</text:p>
          </table:table-cell>
          <table:table-cell office:value-type="string">
            <text:p>39x14x14</text:p>
          </table:table-cell>
          <table:table-cell table:style-name="ce12" office:value-type="float" office:value="35000">
            <text:p>3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7">
            <text:p>97</text:p>
          </table:table-cell>
          <table:table-cell office:value-type="string">
            <text:p>Leaps of Faith</text:p>
          </table:table-cell>
          <table:table-cell office:value-type="string">
            <text:p>Fibre</text:p>
          </table:table-cell>
          <table:table-cell office:value-type="string">
            <text:p>34x23x6</text:p>
          </table:table-cell>
          <table:table-cell table:style-name="ce12" office:value-type="float" office:value="40000">
            <text:p>4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8">
            <text:p>98</text:p>
          </table:table-cell>
          <table:table-cell table:style-name="ce8" office:value-type="string">
            <text:p>Pirouette</text:p>
          </table:table-cell>
          <table:table-cell office:value-type="string">
            <text:p>Fibre</text:p>
          </table:table-cell>
          <table:table-cell office:value-type="string">
            <text:p>34x14x14</text:p>
          </table:table-cell>
          <table:table-cell table:style-name="ce12" office:value-type="float" office:value="29000">
            <text:p>2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9">
            <text:p>99</text:p>
          </table:table-cell>
          <table:table-cell table:style-name="ce8" office:value-type="string">
            <text:p>Jai Ho</text:p>
          </table:table-cell>
          <table:table-cell office:value-type="string">
            <text:p>Fibre</text:p>
          </table:table-cell>
          <table:table-cell office:value-type="string">
            <text:p>36x20x11</text:p>
          </table:table-cell>
          <table:table-cell table:style-name="ce12" office:value-type="float" office:value="37000">
            <text:p>37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string">
            <text:p>Monroe</text:p>
          </table:table-cell>
          <table:table-cell office:value-type="string">
            <text:p>Fibre</text:p>
          </table:table-cell>
          <table:table-cell office:value-type="string">
            <text:p>48x33x26</text:p>
          </table:table-cell>
          <table:table-cell table:style-name="ce12" office:value-type="float" office:value="65000">
            <text:p>6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1">
            <text:p>101</text:p>
          </table:table-cell>
          <table:table-cell table:style-name="ce8" office:value-type="string">
            <text:p>Ganesha</text:p>
          </table:table-cell>
          <table:table-cell office:value-type="string">
            <text:p>Fibre</text:p>
          </table:table-cell>
          <table:table-cell office:value-type="string">
            <text:p>15x17x1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2">
            <text:p>102</text:p>
          </table:table-cell>
          <table:table-cell table:style-name="ce8" office:value-type="string">
            <text:p>Honourable Man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3">
            <text:p>103</text:p>
          </table:table-cell>
          <table:table-cell table:style-name="ce8" office:value-type="string">
            <text:p>Buddha face</text:p>
          </table:table-cell>
          <table:table-cell office:value-type="string">
            <text:p>Fibre</text:p>
          </table:table-cell>
          <table:table-cell/>
          <table:table-cell table:style-name="ce12" office:value-type="float" office:value="15000">
            <text:p>1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string">
            <text:p>Bond</text:p>
          </table:table-cell>
          <table:table-cell office:value-type="string">
            <text:p>bronze</text:p>
          </table:table-cell>
          <table:table-cell office:value-type="string">
            <text:p>40''x 12''x12''</text:p>
          </table:table-cell>
          <table:table-cell office:value-type="string">
            <text:p>3,00,000</text:p>
          </table:table-cell>
          <table:table-cell office:value-type="string">
            <text:p>arushi</text:p>
          </table:table-cell>
          <table:table-cell/>
          <table:table-cell office:value-type="float" office:value="2020">
            <text:p>2020</text:p>
          </table:table-cell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5">
            <text:p>105</text:p>
          </table:table-cell>
          <table:table-cell office:value-type="string">
            <text:p>Footballer</text:p>
          </table:table-cell>
          <table:table-cell office:value-type="string">
            <text:p>bronze &amp; steel</text:p>
          </table:table-cell>
          <table:table-cell/>
          <table:table-cell office:value-type="string">
            <text:p>1,80,000</text:p>
          </table:table-cell>
          <table:table-cell office:value-type="string">
            <text:p>ganesha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string">
            <text:p>Krishna (New)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string">
            <text:p>Snake Charmer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string">
            <text:p>Spirit of Forest</text:p>
          </table:table-cell>
          <table:table-cell office:value-type="string">
            <text:p>bronze</text:p>
          </table:table-cell>
          <table:table-cell office:value-type="string">
            <text:p>11''x9''x9''</text:p>
          </table:table-cell>
          <table:table-cell table:style-name="ce12" office:value-type="float" office:value="65000">
            <text:p>65,000</text:p>
          </table:table-cell>
          <table:table-cell office:value-type="string">
            <text:p>art al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string">
            <text:p>Vulnerabl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string">
            <text:p>Celebrating Lif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string">
            <text:p>Seeds of Hop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string">
            <text:p>The Living Balance </text:p>
          </table:table-cell>
          <table:table-cell office:value-type="string">
            <text:p>bronze</text:p>
          </table:table-cell>
          <table:table-cell office:value-type="string">
            <text:p>47''x22'''x10''</text:p>
          </table:table-cell>
          <table:table-cell office:value-type="string">
            <text:p>2,65,000/</text:p>
          </table:table-cell>
          <table:table-cell table:number-columns-repeated="2"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string">
            <text:p>Beaty and Grace</text:p>
          </table:table-cell>
          <table:table-cell office:value-type="string">
            <text:p>bronze</text:p>
          </table:table-cell>
          <table:table-cell office:value-type="string">
            <text:p>39''x19''x12''</text:p>
          </table:table-cell>
          <table:table-cell office:value-type="string">
            <text:p>2,75,000/</text:p>
          </table:table-cell>
          <table:table-cell office:value-type="string">
            <text:p>arushi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string">
            <text:p>Instinctive Beats</text:p>
          </table:table-cell>
          <table:table-cell office:value-type="string">
            <text:p>bronze</text:p>
          </table:table-cell>
          <table:table-cell office:value-type="string">
            <text:p>41''x24''x21''</text:p>
          </table:table-cell>
          <table:table-cell office:value-type="string">
            <text:p>3,10,000/</text:p>
          </table:table-cell>
          <table:table-cell table:number-columns-repeated="2"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string">
            <text:p>The souring <text:s/>Spirit</text:p>
          </table:table-cell>
          <table:table-cell office:value-type="string">
            <text:p>bronze</text:p>
          </table:table-cell>
          <table:table-cell office:value-type="string">
            <text:p>26''x10''x7''</text:p>
          </table:table-cell>
          <table:table-cell office:value-type="string">
            <text:p>55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string">
            <text:p>On Winged Feet</text:p>
          </table:table-cell>
          <table:table-cell office:value-type="string">
            <text:p>bronze</text:p>
          </table:table-cell>
          <table:table-cell office:value-type="string">
            <text:p>20''x16''x9''</text:p>
          </table:table-cell>
          <table:table-cell office:value-type="string">
            <text:p>75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string">
            <text:p>Flight Of Fancy</text:p>
          </table:table-cell>
          <table:table-cell office:value-type="string">
            <text:p>bronze</text:p>
          </table:table-cell>
          <table:table-cell office:value-type="string">
            <text:p>19''x17''x7''</text:p>
          </table:table-cell>
          <table:table-cell office:value-type="string">
            <text:p>55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string">
            <text:p>Beyond Horizon</text:p>
          </table:table-cell>
          <table:table-cell office:value-type="string">
            <text:p>bronze&amp;steel</text:p>
          </table:table-cell>
          <table:table-cell office:value-type="string">
            <text:p>53''x24''x18''</text:p>
          </table:table-cell>
          <table:table-cell office:value-type="string">
            <text:p>4,48,000/</text:p>
          </table:table-cell>
          <table:table-cell office:value-type="string">
            <text:p>arushi</text:p>
          </table:table-cell>
          <table:table-cell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string">
            <text:p>Hopeful Heavens2</text:p>
          </table:table-cell>
          <table:table-cell office:value-type="string">
            <text:p>Bronze</text:p>
          </table:table-cell>
          <table:table-cell office:value-type="string">
            <text:p>18''x12''x7''(base)</text:p>
          </table:table-cell>
          <table:table-cell office:value-type="string">
            <text:p>1,10,000/</text:p>
          </table:table-cell>
          <table:table-cell office:value-type="string">
            <text:p>arushi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string">
            <text:p>drumbeats-2(small)</text:p>
          </table:table-cell>
          <table:table-cell office:value-type="string">
            <text:p>Bronze</text:p>
          </table:table-cell>
          <table:table-cell office:value-type="string">
            <text:p>21''x16''x7'(base)</text:p>
          </table:table-cell>
          <table:table-cell office:value-type="string">
            <text:p>1,1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string">
            <text:p>piggyback ride</text:p>
          </table:table-cell>
          <table:table-cell office:value-type="string">
            <text:p>bronze</text:p>
          </table:table-cell>
          <table:table-cell office:value-type="string">
            <text:p>16''x11''x7''(base)</text:p>
          </table:table-cell>
          <table:table-cell office:value-type="string">
            <text:p>4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string">
            <text:p>Kindred Spirits(birds around)</text:p>
          </table:table-cell>
          <table:table-cell office:value-type="string">
            <text:p>bronze</text:p>
          </table:table-cell>
          <table:table-cell office:value-type="string">
            <text:p>33''x15''x12''(base)</text:p>
          </table:table-cell>
          <table:table-cell office:value-type="string">
            <text:p>2,1o,000/</text:p>
          </table:table-cell>
          <table:table-cell office:value-type="string">
            <text:p>arushi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string">
            <text:p>feathered friend(NEW)</text:p>
          </table:table-cell>
          <table:table-cell office:value-type="string">
            <text:p>bronze</text:p>
          </table:table-cell>
          <table:table-cell office:value-type="string">
            <text:p>17''x19''x18''</text:p>
          </table:table-cell>
          <table:table-cell office:value-type="string">
            <text:p>2,1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string">
            <text:p>drumbeats-3(small)</text:p>
          </table:table-cell>
          <table:table-cell office:value-type="string">
            <text:p>bronze</text:p>
          </table:table-cell>
          <table:table-cell/>
          <table:table-cell office:value-type="string">
            <text:p>1,2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string">
            <text:p>swing on the rode</text:p>
          </table:table-cell>
          <table:table-cell office:value-type="string">
            <text:p>bronze</text:p>
          </table:table-cell>
          <table:table-cell office:value-type="string">
            <text:p>6'x3'x2'</text:p>
          </table:table-cell>
          <table:table-cell office:value-type="string">
            <text:p>6,00,000/</text:p>
          </table:table-cell>
          <table:table-cell office:value-type="string">
            <text:p>arushi</text:p>
          </table:table-cell>
          <table:table-cell office:value-type="string">
            <text:p>comissioned</text:p>
          </table:table-cell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string">
            <text:p>Flight of the Heart</text:p>
          </table:table-cell>
          <table:table-cell office:value-type="string">
            <text:p>bronze&amp;steel</text:p>
          </table:table-cell>
          <table:table-cell office:value-type="string">
            <text:p>36''x44''15''</text:p>
          </table:table-cell>
          <table:table-cell office:value-type="string">
            <text:p>4,30,000/</text:p>
          </table:table-cell>
          <table:table-cell table:number-columns-repeated="2"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7">
            <text:p>127</text:p>
          </table:table-cell>
          <table:table-cell office:value-type="string">
            <text:p>joyous leap</text:p>
          </table:table-cell>
          <table:table-cell office:value-type="string">
            <text:p>bronze</text:p>
          </table:table-cell>
          <table:table-cell office:value-type="string">
            <text:p>29''x8''x8'' (base)</text:p>
          </table:table-cell>
          <table:table-cell office:value-type="string">
            <text:p>1,1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string">
            <text:p>victorious team</text:p>
          </table:table-cell>
          <table:table-cell office:value-type="string">
            <text:p>bronze</text:p>
          </table:table-cell>
          <table:table-cell office:value-type="string">
            <text:p>26''x13''x10'' (base)</text:p>
          </table:table-cell>
          <table:table-cell office:value-type="string">
            <text:p>1,55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9">
            <text:p>129</text:p>
          </table:table-cell>
          <table:table-cell office:value-type="string">
            <text:p>my dream clouds</text:p>
          </table:table-cell>
          <table:table-cell office:value-type="string">
            <text:p>bronze</text:p>
          </table:table-cell>
          <table:table-cell office:value-type="string">
            <text:p>23''x6''x6'' (base)</text:p>
          </table:table-cell>
          <table:table-cell office:value-type="string">
            <text:p>1,05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0">
            <text:p>130</text:p>
          </table:table-cell>
          <table:table-cell office:value-type="string">
            <text:p>kagaz ki kashti</text:p>
          </table:table-cell>
          <table:table-cell office:value-type="string">
            <text:p>bronze</text:p>
          </table:table-cell>
          <table:table-cell office:value-type="string">
            <text:p>16''x11''x5''(base)</text:p>
          </table:table-cell>
          <table:table-cell office:value-type="string">
            <text:p>9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1">
            <text:p>131</text:p>
          </table:table-cell>
          <table:table-cell office:value-type="string">
            <text:p>triumphant musicians</text:p>
          </table:table-cell>
          <table:table-cell office:value-type="string">
            <text:p>bronze</text:p>
          </table:table-cell>
          <table:table-cell office:value-type="string">
            <text:p>31''x12''x8''(base)</text:p>
          </table:table-cell>
          <table:table-cell office:value-type="string">
            <text:p>1,6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2">
            <text:p>132</text:p>
          </table:table-cell>
          <table:table-cell office:value-type="string">
            <text:p>family unison</text:p>
          </table:table-cell>
          <table:table-cell office:value-type="string">
            <text:p>bronze</text:p>
          </table:table-cell>
          <table:table-cell office:value-type="string">
            <text:p>15''x9''x5'' (base)</text:p>
          </table:table-cell>
          <table:table-cell office:value-type="string">
            <text:p>9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3">
            <text:p>133</text:p>
          </table:table-cell>
          <table:table-cell office:value-type="string">
            <text:p>buddha</text:p>
          </table:table-cell>
          <table:table-cell office:value-type="string">
            <text:p>Fiber &amp; brass</text:p>
          </table:table-cell>
          <table:table-cell office:value-type="string">
            <text:p>58''x50''x31'' (base)</text:p>
          </table:table-cell>
          <table:table-cell office:value-type="string">
            <text:p>2,80,000/</text:p>
          </table:table-cell>
          <table:table-cell office:value-type="string">
            <text:p>sumeeta chopra</text:p>
          </table:table-cell>
          <table:table-cell table:style-name="ce15" office:value-type="string">
            <text:p><text:s/>1/4</text:p>
          </table:table-cell>
          <table:table-cell office:value-type="float" office:value="2019">
            <text:p>201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4">
            <text:p>134</text:p>
          </table:table-cell>
          <table:table-cell office:value-type="string">
            <text:p>potter</text:p>
          </table:table-cell>
          <table:table-cell office:value-type="string">
            <text:p>fiber</text:p>
          </table:table-cell>
          <table:table-cell office:value-type="string">
            <text:p>67”x41”x44”(base)</text:p>
          </table:table-cell>
          <table:table-cell office:value-type="string">
            <text:p>3,00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4">
            <text:p>134</text:p>
          </table:table-cell>
          <table:table-cell table:number-columns-repeated="1022"/>
        </table:table-row>
        <table:table-row table:style-name="ro2" table:number-rows-repeated="10484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2">02/03/2022</text:date>, <text:time>13:5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2T13:51:43.52</dc:date>
    <dc:creator>Suprabhat Maurya</dc:creator>
    <meta:generator>OpenOffice/4.1.11$Win32 OpenOffice.org_project/4111m1$Build-9808</meta:generator>
    <meta:editing-duration>PT3H4M42S</meta:editing-duration>
    <meta:editing-cycles>15</meta:editing-cycles>
    <meta:document-statistic meta:table-count="3" meta:cell-count="695" meta:object-count="0"/>
  </office:meta>
</office:document-meta>
</file>